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ce301"/>
    </style:style>
    <style:style style:name="P2" style:family="paragraph" style:parent-style-name="Standard">
      <style:text-properties fo:font-weight="bold" officeooo:paragraph-rsid="001ce301" style:font-weight-asian="bold" style:font-weight-complex="bold"/>
    </style:style>
    <style:style style:name="P3" style:family="paragraph" style:parent-style-name="Standard">
      <style:text-properties style:font-name="Monospace" officeooo:paragraph-rsid="0021c57b"/>
    </style:style>
    <style:style style:name="P4" style:family="paragraph" style:parent-style-name="Standard">
      <style:text-properties officeooo:paragraph-rsid="001ce301"/>
    </style:style>
    <style:style style:name="P5" style:family="paragraph" style:parent-style-name="Standard">
      <style:text-properties officeooo:paragraph-rsid="0021c57b"/>
    </style:style>
    <style:style style:name="P6" style:family="paragraph" style:parent-style-name="Standard">
      <style:paragraph-properties fo:margin-left="1.251cm" fo:margin-right="0cm" fo:text-indent="0cm" style:auto-text-indent="false"/>
      <style:text-properties officeooo:paragraph-rsid="0021c57b"/>
    </style:style>
    <style:style style:name="P7" style:family="paragraph" style:parent-style-name="Standard">
      <style:paragraph-properties fo:margin-left="1.251cm" fo:margin-right="0cm" fo:text-indent="0cm" style:auto-text-indent="false"/>
      <style:text-properties officeooo:paragraph-rsid="001ce301"/>
    </style:style>
    <style:style style:name="P8" style:family="paragraph" style:parent-style-name="Standard">
      <style:paragraph-properties fo:margin-left="1.251cm" fo:margin-right="0cm" fo:text-indent="0cm" style:auto-text-indent="false"/>
      <style:text-properties style:font-name="Monospace" officeooo:paragraph-rsid="00269921"/>
    </style:style>
    <style:style style:name="P9" style:family="paragraph" style:parent-style-name="Standard">
      <style:paragraph-properties fo:margin-left="1.251cm" fo:margin-right="0cm" fo:text-indent="0cm" style:auto-text-indent="false"/>
      <style:text-properties style:font-name="Monospace" officeooo:paragraph-rsid="00283ff1"/>
    </style:style>
    <style:style style:name="T1" style:family="text">
      <style:text-properties style:font-name="Monospace"/>
    </style:style>
    <style:style style:name="T2" style:family="text">
      <style:text-properties style:font-name="Monospace" officeooo:rsid="0021c57b"/>
    </style:style>
    <style:style style:name="T3" style:family="text">
      <style:text-properties officeooo:rsid="0021c57b"/>
    </style:style>
    <style:style style:name="T4" style:family="text">
      <style:text-properties officeooo:rsid="0025e9d2"/>
    </style:style>
    <style:style style:name="T5" style:family="text">
      <style:text-properties officeooo:rsid="00269921"/>
    </style:style>
    <style:style style:name="T6" style:family="text">
      <style:text-properties officeooo:rsid="00283ff1"/>
    </style:style>
    <style:style style:name="T7" style:family="text">
      <style:text-properties officeooo:rsid="00288799"/>
    </style:style>
    <style:style style:name="T8" style:family="text">
      <style:text-properties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3. Ejercicios Búsqueda de archivos GNU/Linux.</text:p>
      <text:p text:style-name="P1"/>
      <text:p text:style-name="P1">Escribe debajo de cada apartado el(los) comando(s) necesario(s) para realizar la acción que se demanda en el ejercicio. Entrega el ejercicio en formato PDF. </text:p>
      <text:p text:style-name="P1"/>
      <text:p text:style-name="P1">1. Haz un listado llamado “config.txt”, de todos los archivos del sistema que contengan la extensión “conf” en su nombre y que hayan sido modificados en las últimas 24 horas.</text:p>
      <text:p text:style-name="P5"><text:tab/><text:span text:style-name="T1">Find / -</text:span><text:span text:style-name="T2">type f</text:span><text:span text:style-name="T1"> -name *.conf &gt; config.txt </text:span></text:p>
      <text:p text:style-name="P1"/>
      <text:p text:style-name="P1">2. Obtén un listado (ficheros_ox.txt) de todos los archivos del directorio home del usuario actual que contengan una “x” en su nombre o terminen con la letra “o”.</text:p>
      <text:p text:style-name="P5"><text:tab/><text:span text:style-name="T1">find $HOME -</text:span><text:span text:style-name="T2">type f</text:span><text:span text:style-name="T1"> -name *x*o &gt; ficheros_ox.txt</text:span></text:p>
      <text:p text:style-name="P1"/>
      <text:p text:style-name="P1">3. Obtén un listado (config_user.txt) de todos los archivos del sistema que contengan la extensión “conf” en su nombre, que pertenezcan al usuario “root”.</text:p>
      <text:p text:style-name="P1"><text:tab/><text:span text:style-name="T1">find / -</text:span><text:span text:style-name="T2">type f </text:span><text:span text:style-name="T1">-name *.conf -user root &gt; config_user.txt</text:span></text:p>
      <text:p text:style-name="P1"/>
      <text:p text:style-name="P1">4. Busca todos los archivos en la carpeta home del usuario actual que sean más recientes que el archivo “config.txt”.</text:p>
      <text:p text:style-name="P3"><text:tab/>find $HOME -<text:span text:style-name="T3">type f </text:span>-newer config.txt</text:p>
      <text:p text:style-name="P1"/>
      <text:p text:style-name="P1">5. Crea un listado en formato largo de todos los archivos de texto (*,txt) del sistema llamado “temp_eliminados.txt” que será almacenado en el escritorio del usuario actual.</text:p>
      <text:p text:style-name="P6"><text:span text:style-name="T1">find / -</text:span><text:span text:style-name="T2">type f </text:span><text:span text:style-name="T1">-name "*.txt" -ls &gt; $HOME/Desktop/temp_eliminados.txt</text:span></text:p>
      <text:p text:style-name="P1"/>
      <text:p text:style-name="P1">6. Encuentra y haz un listado denominado “peliculas_guerra.txt”, almacenado en el escritorio del usuario actual, de todos los archivos del sistema que tengan extensión “avi” o “mpg”, que ocupen más de 650 megas, que tenga permisos de lectura para el usuario y grupo y que contengan la palabra “guerra” en su nombre.</text:p>
      <text:p text:style-name="P7"><text:span text:style-name="T1">find / -size +650M -perm /a=r -type f \( -name \*guerra*.avi -o -name \*guerra*.mpg \) &gt; $HOME/Desktop/peliculas_guerra.txt</text:span></text:p>
      <text:p text:style-name="P1"/>
      <text:p text:style-name="P1">7. Encuentra y elimina todos los archivos con la extensión ‘*.tmp” del sistema que no sean del usuario “root” (utiliza la opción –exec).</text:p>
      <text:p text:style-name="P7"><text:span text:style-name="T1">sudo find / -type f -name *.tmp ! -user root -exec rm -rf {} \;</text:span></text:p>
      <text:p text:style-name="P1"/>
      <text:p text:style-name="P1">8. Encuentra en el directorio actual y en todos los subdirectorios, y muestra por pantalla (salida estándar) todos los ficheros que contengan la palabra “main” en su nombre (utiliza la opción –exec).</text:p>
      <text:p text:style-name="P1"><text:tab/><text:span text:style-name="T1">find ./ -type f -name *main* -exec ls -l {} \;</text:span></text:p>
      <text:p text:style-name="P1"/>
      <text:p text:style-name="P1">9. Encuentra y copia al directorio “Textos” situado en el escritorio del usuario actual (asumimos que el directorio existe) que no sean del usuario “filipino” y que no hayan sido modificados en los últimos cinco días (utiliza la opción –exec).</text:p>
      <text:p text:style-name="P8"><text:span text:style-name="T5">find / ! -user filipino -mtime +5 -exec cp -</text:span><text:span text:style-name="T6">r </text:span><text:span text:style-name="T5">{} $HOME/Desktop/Textos \;</text:span></text:p>
      <text:p text:style-name="P1"/>
      <text:p text:style-name="P1">10. Encuentra y copia al directorio “Textos” situado en el escritorio del usuario actual (asumimos que el directorio existe) que no sean del usuario “filipino”, que no hayan sido modificados en los últimos cinco días o que sean ficheros (no queremos los directorios) (utiliza la opción –exec).</text:p>
      <text:p text:style-name="P9"><text:soft-page-break/><text:span text:style-name="T5">find / ! -user filipino -mtime +5 -</text:span><text:span text:style-name="T7">o</text:span><text:span text:style-name="T6"> </text:span><text:span text:style-name="T5">-</text:span><text:span text:style-name="T6">type f</text:span><text:span text:style-name="T5"> -exec cp {} $HOME/Desktop/Textos \;</text:span></text:p>
      <text:p text:style-name="P1"/>
      <text:p text:style-name="P1">11. Encuentra y elimina todos los directorios, del directorio actual, que contengan la expresión “FEO” en su nombre (utiliza la opción –exec).</text:p>
      <text:p text:style-name="P1"><text:tab/><text:span text:style-name="T1">find ./ -type d -name "*FEO*" -exec rm -r {} \;</text:span></text:p>
      <text:p text:style-name="P1"/>
      <text:p text:style-name="P1">12. Encuentra y modifica todos los permisos de los archivos del directorio home del usuario actual que hayan sido modificados en los últimos 4 días. A todos esos archivos (no directorios) hay que asignarles los permisos de escritura, lectura para los tríos usuario y grupo, y denegar todos los permisos de grupo (utiliza la opción –exec).</text:p>
      <text:p text:style-name="P1"><text:tab/><text:span text:style-name="T1">sudo find $HOME -type f -ctime +4 -exec chmod u+rw,g-rwx {} \;</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4T15:28:47.790000000</meta:creation-date>
    <dc:date>2021-02-05T13:06:51.039000000</dc:date>
    <meta:editing-duration>PT30M49S</meta:editing-duration>
    <meta:editing-cycles>7</meta:editing-cycles>
    <meta:generator>LibreOffice/7.0.4.2$Windows_X86_64 LibreOffice_project/dcf040e67528d9187c66b2379df5ea4407429775</meta:generator>
    <meta:document-statistic meta:table-count="0" meta:image-count="0" meta:object-count="0" meta:page-count="2" meta:paragraph-count="26" meta:word-count="566" meta:character-count="3397" meta:non-whitespace-character-count="2848"/>
  </office:meta>
</office:document-meta>
</file>